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0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1" style:family="table-row">
      <style:table-row-properties style:min-row-height="0.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1" style:family="table-row">
      <style:table-row-properties style:min-row-height="0.9cm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1" style:family="table-row">
      <style:table-row-properties style:min-row-height="0.9cm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12.85cm" style:rel-column-width="32767*"/>
    </style:style>
    <style:style style:name="Таблица8.B" style:family="table-column">
      <style:table-column-properties style:column-width="12.85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565cm" style:rel-column-width="21844*"/>
    </style:style>
    <style:style style:name="Таблица11.B" style:family="table-column">
      <style:table-column-properties style:column-width="8.567cm" style:rel-column-width="21845*"/>
    </style:style>
    <style:style style:name="Таблица11.C" style:family="table-column">
      <style:table-column-properties style:column-width="8.567cm" style:rel-column-width="21846*"/>
    </style:style>
    <style:style style:name="Таблица11.A1" style:family="table-cell">
      <style:table-cell-properties style:vertical-align="middle" fo:background-color="#000000" fo:padding="0.097cm" fo:border-left="0.05pt solid #000000" fo:border-right="none" fo:border-top="0.05pt solid #000000" fo:border-bottom="none">
        <style:background-image/>
      </style:table-cell-properties>
    </style:style>
    <style:style style:name="Таблица11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11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a59b" officeooo:paragraph-rsid="0002a59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paragraph-rsid="0002a59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7c823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bed95" officeooo:paragraph-rsid="000bed95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reak-before="pag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58942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7c823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bold" officeooo:paragraph-rsid="00085228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paragraph-rsid="00077571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c823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rsid="00077571" officeooo:paragraph-rsid="00077571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77571" officeooo:paragraph-rsid="00077571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77571" officeooo:paragraph-rsid="0007c823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07c823" officeooo:paragraph-rsid="0007c823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07c823" officeooo:paragraph-rsid="0007c823" style:font-size-asian="16pt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085228" officeooo:paragraph-rsid="00085228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officeooo:rsid="00165b1c" officeooo:paragraph-rsid="00165b1c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weight="bold" officeooo:paragraph-rsid="00165b1c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fo:font-weight="bold" officeooo:paragraph-rsid="0014f243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52a97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>
        <style:tab-stops/>
      </style:paragraph-properties>
      <style:text-properties officeooo:paragraph-rsid="0017ec44"/>
    </style:style>
    <style:style style:name="P37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7571" officeooo:paragraph-rsid="0007c823" style:font-size-asian="16pt" style:font-weight-asian="normal" style:font-size-complex="16pt" style:font-weight-complex="normal"/>
    </style:style>
    <style:style style:name="P39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40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41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42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a3578" officeooo:paragraph-rsid="000a3578" style:font-size-asian="16pt" style:font-weight-asian="normal" style:font-size-complex="16pt" style:font-weight-complex="normal"/>
    </style:style>
    <style:style style:name="P43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44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45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46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47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officeooo:paragraph-rsid="000eb013" style:font-size-asian="16pt" style:font-size-complex="16pt"/>
    </style:style>
    <style:style style:name="P48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49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0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1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1e7a0"/>
    </style:style>
    <style:style style:name="P53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4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5" style:family="paragraph" style:parent-style-name="Standard" style:list-style-name="L7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6" style:family="paragraph" style:parent-style-name="Standard" style:list-style-name="L8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1e7a0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2edc8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2edc8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2edc8"/>
    </style:style>
    <style:style style:name="P61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62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63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2c57b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20dc21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00189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312135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2c57b" officeooo:paragraph-rsid="0012c57b" style:font-size-asian="16pt" style:font-weight-asian="normal" style:font-size-complex="16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65b1c" officeooo:paragraph-rsid="00165b1c" style:font-size-asian="16pt" style:font-weight-asian="normal" style:font-size-complex="16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0dc21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6f9ab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91bb6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00189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12135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6c26d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82dc3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weight="bold" officeooo:rsid="00165b1c" officeooo:paragraph-rsid="00165b1c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c607b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1a8b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b980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ee6be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0dc21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6f9ab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06fc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ccab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f7b7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12135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3e978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7a854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3e978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58c89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7ec44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>
        <style:tab-stops/>
      </style:paragraph-properties>
      <style:text-properties officeooo:paragraph-rsid="0017ec44"/>
    </style:style>
    <style:style style:name="P99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98165"/>
    </style:style>
    <style:style style:name="P100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101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2.401cm" style:auto-text-indent="false" style:page-number="auto" fo:background-color="transparent">
        <style:tab-stops/>
      </style:paragraph-properties>
      <style:text-properties officeooo:paragraph-rsid="00226c3a"/>
    </style:style>
    <style:style style:name="P102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41945"/>
    </style:style>
    <style:style style:name="P103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52067"/>
    </style:style>
    <style:style style:name="P104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06" style:family="paragraph" style:parent-style-name="Standard" style:list-style-name="L1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282dc3"/>
    </style:style>
    <style:style style:name="P107" style:family="paragraph" style:parent-style-name="Standard" style:list-style-name="L13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12135"/>
    </style:style>
    <style:style style:name="P108" style:family="paragraph" style:parent-style-name="Standard" style:list-style-name="L1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282dc3"/>
    </style:style>
    <style:style style:name="P109" style:family="paragraph" style:parent-style-name="Standard" style:list-style-name="L13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312135"/>
    </style:style>
    <style:style style:name="P1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701cm" style:auto-text-indent="false" style:page-number="auto" fo:background-color="transparent">
        <style:tab-stops/>
      </style:paragraph-properties>
      <style:text-properties officeooo:paragraph-rsid="00282dc3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2.701cm" style:auto-text-indent="false" fo:background-color="transparent">
        <style:tab-stops/>
      </style:paragraph-properties>
      <style:text-properties officeooo:paragraph-rsid="00282dc3"/>
    </style:style>
    <style:style style:name="P112" style:family="paragraph" style:parent-style-name="Standard" style:list-style-name="L14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13" style:family="paragraph" style:parent-style-name="Standard" style:list-style-name="L19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2edc8"/>
    </style:style>
    <style:style style:name="P114" style:family="paragraph" style:parent-style-name="Standard" style:list-style-name="L18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15" style:family="paragraph" style:parent-style-name="Standard" style:list-style-name="L15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fo:font-size="16pt" officeooo:rsid="0032edc8" officeooo:paragraph-rsid="0032edc8" style:font-size-asian="16pt" style:font-size-complex="16pt"/>
    </style:style>
    <style:style style:name="P116" style:family="paragraph" style:parent-style-name="Standard" style:list-style-name="L16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17" style:family="paragraph" style:parent-style-name="Standard" style:list-style-name="L17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18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2edc8"/>
    </style:style>
    <style:style style:name="P119" style:family="paragraph" style:parent-style-name="Standard" style:list-style-name="L14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21" style:family="paragraph" style:parent-style-name="Standard" style:list-style-name="L18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22" style:family="paragraph" style:parent-style-name="Standard" style:list-style-name="L15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fo:font-size="16pt" officeooo:rsid="00330176" officeooo:paragraph-rsid="00330176" style:font-size-asian="16pt" style:font-size-complex="16pt"/>
    </style:style>
    <style:style style:name="P123" style:family="paragraph" style:parent-style-name="Standard" style:list-style-name="L20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3e978"/>
    </style:style>
    <style:style style:name="P124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3e978"/>
    </style:style>
    <style:style style:name="P125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3e978"/>
    </style:style>
    <style:style style:name="T1" style:family="text">
      <style:text-properties officeooo:rsid="0002a5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77571" style:font-size-asian="16pt" style:font-size-complex="16pt"/>
    </style:style>
    <style:style style:name="T4" style:family="text">
      <style:text-properties fo:font-size="16pt" officeooo:rsid="0007c823" style:font-size-asian="16pt" style:font-size-complex="16pt"/>
    </style:style>
    <style:style style:name="T5" style:family="text">
      <style:text-properties fo:font-size="16pt" officeooo:rsid="0012c57b" style:font-size-asian="16pt" style:font-size-complex="16pt"/>
    </style:style>
    <style:style style:name="T6" style:family="text">
      <style:text-properties fo:font-size="16pt" officeooo:rsid="0014f243" style:font-size-asian="16pt" style:font-size-complex="16pt"/>
    </style:style>
    <style:style style:name="T7" style:family="text">
      <style:text-properties fo:font-size="16pt" officeooo:rsid="00152a97" style:font-size-asian="16pt" style:font-size-complex="16pt"/>
    </style:style>
    <style:style style:name="T8" style:family="text">
      <style:text-properties fo:font-size="16pt" officeooo:rsid="00165b1c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2c57b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4f24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52a97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7ec4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98165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c607b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d1a8b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1db98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1ee6be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20dc21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226c3a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241945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252067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26f9ab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282dc3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291bb6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2a06fc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2accab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2af7b7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2cca38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2e56c4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2f3d35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3001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312135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31e7a0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32edc8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330176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33e978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36c26d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7a854" style:font-size-asian="16pt" style:font-weight-asian="normal" style:font-size-complex="16pt" style:font-weight-complex="normal"/>
    </style:style>
    <style:style style:name="T40" style:family="text">
      <style:text-properties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size="16pt" fo:font-weight="bold" officeooo:rsid="0017ec44" style:font-size-asian="16pt" style:font-weight-asian="bold" style:font-size-complex="16pt" style:font-weight-complex="bold"/>
    </style:style>
    <style:style style:name="T42" style:family="text">
      <style:text-properties fo:font-size="16pt" fo:font-weight="bold" officeooo:rsid="00198165" style:font-size-asian="16pt" style:font-weight-asian="bold" style:font-size-complex="16pt" style:font-weight-complex="bold"/>
    </style:style>
    <style:style style:name="T43" style:family="text">
      <style:text-properties officeooo:rsid="000448e1"/>
    </style:style>
    <style:style style:name="T44" style:family="text">
      <style:text-properties officeooo:rsid="0007c823"/>
    </style:style>
    <style:style style:name="T45" style:family="text">
      <style:text-properties officeooo:rsid="00085228"/>
    </style:style>
    <style:style style:name="T46" style:family="text">
      <style:text-properties fo:font-weight="normal" officeooo:rsid="000d6f8f" style:font-weight-asian="normal" style:font-weight-complex="normal"/>
    </style:style>
    <style:style style:name="T47" style:family="text">
      <style:text-properties fo:font-weight="normal" officeooo:rsid="000eb013" style:font-weight-asian="normal" style:font-weight-complex="normal"/>
    </style:style>
    <style:style style:name="T48" style:family="text">
      <style:text-properties officeooo:rsid="000a3578"/>
    </style:style>
    <style:style style:name="T49" style:family="text">
      <style:text-properties fo:color="#000000" fo:font-weight="normal" officeooo:rsid="000eb013" style:font-weight-asian="normal" style:font-weight-complex="normal"/>
    </style:style>
    <style:style style:name="T50" style:family="text">
      <style:text-properties officeooo:rsid="000eb013"/>
    </style:style>
    <style:style style:name="T5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1"/>
      <text:p text:style-name="P1"/>
      <text:p text:style-name="P2"><text:span text:style-name="T1">1) </text:span>Что такое клиент-серверная архитектура? Какие у нее преимущества и недостатки?</text:p>
      <text:p text:style-name="P3">Ответ:</text:p>
      <text:p text:style-name="P4">Клиент — это устройство со стороны пользователя, с которого отправляются запросы к серверу</text:p>
      <text:p text:style-name="P5">Сервер — это ПО, которое предоставляет услуги, данные, ресурсы и т. п. Клиентам</text:p>
      <text:p text:style-name="P6">Клиент-серверная архитектура — <text:span text:style-name="T43">это модель взаимодействия между клиентом и сервером, где клиент — отправляет запрос, а сервер их обрабатыва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94696726700656">
          <table:table-cell table:style-name="Таблица10.A1" office:value-type="string">
            <text:p text:style-name="P24">Плюсы</text:p>
          </table:table-cell>
          <table:table-cell table:style-name="Таблица10.B1" office:value-type="string">
            <text:p text:style-name="P24">Минусы</text:p>
          </table:table-cell>
        </table:table-row>
        <table:table-row table:style-name="TableLine94696726759536">
          <table:table-cell table:style-name="Таблица10.A2" office:value-type="string">
            <text:p text:style-name="P25">1) Главный плюс разделение программы клиентского и серверного приложения</text:p>
          </table:table-cell>
          <table:table-cell table:style-name="Таблица10.B2" office:value-type="string">
            <text:p text:style-name="P27">1) Стоимость серверных машин выше чем у клиентских ПК</text:p>
          </table:table-cell>
        </table:table-row>
        <table:table-row table:style-name="TableLine94696726760960">
          <table:table-cell table:style-name="Таблица10.A2" office:value-type="string">
            <text:p text:style-name="P27">2) К клиентским ПК выдвигаются низкие запросы </text:p>
          </table:table-cell>
          <table:table-cell table:style-name="Таблица10.B2" office:value-type="string">
            <text:p text:style-name="P27">2) Обслуживанием сервером занимаются специально обученные специалисты</text:p>
          </table:table-cell>
        </table:table-row>
        <table:table-row table:style-name="TableLine94696726761680">
          <table:table-cell table:style-name="Таблица10.A2" office:value-type="string">
            <text:p text:style-name="P27">3) Многие операции выполняются на стороне сервера</text:p>
          </table:table-cell>
          <table:table-cell table:style-name="Таблица10.B4" table:number-rows-spanned="2" office:value-type="string">
            <text:p text:style-name="P27">3) Если перестало работать одно из звеньев (сервер\БД), то все остальные звенья так же приостанавливают свою работу</text:p>
          </table:table-cell>
        </table:table-row>
        <table:table-row table:style-name="TableLine94696726762960">
          <table:table-cell table:style-name="Таблица10.A5" office:value-type="string">
            <text:p text:style-name="P26">4) Гибкость</text:p>
          </table:table-cell>
          <table:covered-table-cell/>
        </table:table-row>
      </table:table>
      <text:p text:style-name="P9"/>
      <text:p text:style-name="P14">Архитектура взаимодействия между клиентом и сервером подразделяется н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xml:id="list1427383295" text:style-name="L1">
              <text:list-header>
                <text:p text:style-name="P37">Однозвенная — все компоненты работают в одном месте;</text:p>
              </text:list-header>
            </text:list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4696726788064">
          <table:table-cell table:style-name="Таблица2.A1" office:value-type="string">
            <text:p text:style-name="P22">Плюсы</text:p>
          </table:table-cell>
          <table:table-cell table:style-name="Таблица2.B1" office:value-type="string">
            <text:p text:style-name="P22">Минусы</text:p>
          </table:table-cell>
        </table:table-row>
        <table:table-row table:style-name="TableLine94696726798832">
          <table:table-cell table:style-name="Таблица2.A2" office:value-type="string">
            <text:p text:style-name="P20">1) Нет зависимости от сети</text:p>
          </table:table-cell>
          <table:table-cell table:style-name="Таблица2.B2" office:value-type="string">
            <text:p text:style-name="P20">1) Нет централизованного управления</text:p>
          </table:table-cell>
        </table:table-row>
        <table:table-row table:style-name="TableLine94696726800224">
          <table:table-cell table:style-name="Таблица2.A2" office:value-type="string">
            <text:p text:style-name="P20">2) Высокая скорость работы за счет того, что все данные локальны</text:p>
          </table:table-cell>
          <table:table-cell table:style-name="Таблица2.B2" office:value-type="string">
            <text:p text:style-name="P18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TableLine94696726800864">
          <table:table-cell table:style-name="Таблица3.A1" office:value-type="string">
            <text:p text:style-name="P20">Используется для автономных программ, не требующих взаимодействия с сервером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73622178529372" text:continue-numbering="true" text:style-name="L1">
              <text:list-header>
                <text:p text:style-name="P38">Двухзвенная — разделение на 2 уровня, клиент — интерфейс, сервер — обработка данных</text:p>
              </text:list-header>
            </text:list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94696726807040">
          <table:table-cell table:style-name="Таблица5.A1" office:value-type="string">
            <text:p text:style-name="P23">Плюсы</text:p>
          </table:table-cell>
          <table:table-cell table:style-name="Таблица5.B1" office:value-type="string">
            <text:p text:style-name="P23">Минусы</text:p>
          </table:table-cell>
        </table:table-row>
        <table:table-row table:style-name="TableLine94696726818720">
          <table:table-cell table:style-name="Таблица5.A2" office:value-type="string">
            <text:p text:style-name="P19"><text:span text:style-name="T3">1) </text:span><text:span text:style-name="T4">Подходит для небольших проектов</text:span></text:p>
          </table:table-cell>
          <table:table-cell table:style-name="Таблица5.B2" office:value-type="string">
            <text:p text:style-name="P21">1) Нет централизованного управления</text:p>
          </table:table-cell>
        </table:table-row>
        <table:table-row table:style-name="TableLine94696726820112">
          <table:table-cell table:style-name="Таблица5.A2" office:value-type="string">
            <text:p text:style-name="P21">2) <text:span text:style-name="T44">Очень надежная</text:span></text:p>
          </table:table-cell>
          <table:table-cell table:style-name="Таблица5.B2" office:value-type="string">
            <text:p text:style-name="P19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94696726820752">
          <table:table-cell table:style-name="Таблица6.A1" office:value-type="string">
            <text:p text:style-name="P21">Используется для <text:span text:style-name="T44">небольших и средних проектах, где не требуется высокая масштабируемость </text:span></text:p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list xml:id="list173623133597691" text:continue-numbering="true" text:style-name="L1">
              <text:list-header>
                <text:p text:style-name="P38">Многоуровневая разделение на 3+ уровня, то есть клиент, сервер и БД ;</text:p>
              </text:list-header>
            </text:list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4696726826512">
          <table:table-cell table:style-name="Таблица8.A1" office:value-type="string">
            <text:p text:style-name="P23">Плюсы</text:p>
          </table:table-cell>
          <table:table-cell table:style-name="Таблица8.B1" office:value-type="string">
            <text:p text:style-name="P23">Минусы</text:p>
          </table:table-cell>
        </table:table-row>
        <table:table-row table:style-name="TableLine94696726835104">
          <table:table-cell table:style-name="Таблица8.A2" office:value-type="string">
            <text:p text:style-name="P19"><text:span text:style-name="T3">1) </text:span><text:span text:style-name="T4">Легко масштабировать</text:span></text:p>
          </table:table-cell>
          <table:table-cell table:style-name="Таблица8.B2" office:value-type="string">
            <text:p text:style-name="P19"><text:span text:style-name="T3">1) </text:span><text:span text:style-name="T4">Сложнее в разработке</text:span></text:p>
          </table:table-cell>
        </table:table-row>
        <table:table-row table:style-name="TableLine94696726836496">
          <table:table-cell table:style-name="Таблица8.A2" office:value-type="string">
            <text:p text:style-name="P19"><text:span text:style-name="T3">2) </text:span><text:span text:style-name="T4">Гибкость</text:span></text:p>
          </table:table-cell>
          <table:table-cell table:style-name="Таблица8.B2" office:value-type="string">
            <text:p text:style-name="P21">2) 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94696726837136">
          <table:table-cell table:style-name="Таблица9.A1" office:value-type="string">
            <text:p text:style-name="P19"><text:span text:style-name="T3">Используется для </text:span><text:span text:style-name="T4">сложные, высоконагруженных систем</text:span></text:p>
          </table:table-cell>
        </table:table-row>
      </table:table>
      <text:p text:style-name="P15"/>
      <text:p text:style-name="P17"><text:soft-page-break/><text:span text:style-name="T45">2) </text:span>Что такое HTTP? Назовите основные методы HTTP и для чего они используются? Назовите все классы кодов состояния. За что отвечают следующие статусы: 200, 201, 307, 308, 400, 401, 403, 404, 500, 501, 502, 503?</text:p>
      <text:p text:style-name="P16">Ответ:</text:p>
      <text:p text:style-name="P7">HTTP — это протокол позволяющий передавать запросы от клиента к серверу</text:p>
      <text:p text:style-name="P10">HTTPS — это улучшенная версия HTTP обладающая методами шифрования и данных и проверка безопасности</text:p>
      <text:p text:style-name="P11">Структура протокола определяет, что каждый HTTPS запрос состоит из 3 частей:</text:p>
      <text:list xml:id="list3644147942" text:style-name="L2">
        <text:list-item>
          <text:p text:style-name="P45">Стартовая строка — определяет тип сообщения;</text:p>
        </text:list-item>
        <text:list-item>
          <text:p text:style-name="P39">Заголовки — характеризует тело сообщения, параметры, передачи и т. п.;</text:p>
        </text:list-item>
        <text:list-item>
          <text:p text:style-name="P40">Тело сообщения — данные запроса. Обязательно должно отделяться от заголовка пустой строкой.</text:p>
        </text:list-item>
      </text:list>
      <text:p text:style-name="P12">Методы HTTPS:</text:p>
      <text:list xml:id="list3821197958" text:style-name="L3">
        <text:list-item>
          <text:p text:style-name="P46">GET — <text:span text:style-name="T48">запрос данных от сервера. Безопасный( не меняет состояния сервера )</text:span></text:p>
        </text:list-item>
        <text:list-item>
          <text:p text:style-name="P41">POST — <text:span text:style-name="T48">отправка данных на сервер;</text:span></text:p>
        </text:list-item>
        <text:list-item>
          <text:p text:style-name="P42">PUT — обновления существующего ресурса или создания, если его нет</text:p>
        </text:list-item>
        <text:list-item>
          <text:p text:style-name="P41">OPTIONS - </text:p>
        </text:list-item>
      </text:list>
      <text:p text:style-name="P13">Коды состояний:</text:p>
      <text:list xml:id="list386553437" text:style-name="L4">
        <text:list-item>
          <text:p text:style-name="P47"><text:span text:style-name="T46"><text:s/>1хх Informational </text:span><text:span text:style-name="T47">(</text:span><text:span text:style-name="T49">Информационный</text:span><text:span text:style-name="T47">)</text:span><text:span text:style-name="T46"> в это группу выделены коды, информирующие о процессе передачи </text:span></text:p>
        </text:list-item>
        <text:list-item>
          <text:p text:style-name="P43"><text:s/>2xx <text:span text:style-name="T50">Success (Успешно) информируют о успешном принятие и обработки запроса клиента.</text:span></text:p>
        </text:list-item>
      </text:list>
      <text:list xml:id="list3830596340" text:style-name="L5">
        <text:list-item>
          <text:p text:style-name="P48">200 - </text:p>
        </text:list-item>
        <text:list-item>
          <text:p text:style-name="P53">201 - </text:p>
        </text:list-item>
      </text:list>
      <text:p text:style-name="P29"/>
      <text:list xml:id="list173623393147397" text:continue-list="list386553437" text:style-name="L4">
        <text:list-item>
          <text:p text:style-name="P43"><text:soft-page-break/><text:s/>3xx — Redirection<text:span text:style-name="T50"> (Перенаправление) сообщают клиенту что для успешного выполнения операции нужно провести следующий запрос к другому URL, чаще всего в Location уже указан новый адрес</text:span></text:p>
        </text:list-item>
      </text:list>
      <text:list xml:id="list1789346330" text:style-name="L6">
        <text:list-item>
          <text:p text:style-name="P49">307 - </text:p>
        </text:list-item>
        <text:list-item>
          <text:p text:style-name="P54">308 - </text:p>
        </text:list-item>
      </text:list>
      <text:list xml:id="list173621369651556" text:continue-list="list173623393147397" text:style-name="L4">
        <text:list-item>
          <text:p text:style-name="P43"><text:s/>4xx — <text:span text:style-name="T50">Client Error (Ошибка клиента) предназначен для указания ошибки со стороны клиента</text:span></text:p>
        </text:list-item>
      </text:list>
      <text:list xml:id="list4067991332" text:style-name="L7">
        <text:list-item>
          <text:p text:style-name="P50">400 - </text:p>
        </text:list-item>
        <text:list-item>
          <text:p text:style-name="P55">401 - </text:p>
        </text:list-item>
        <text:list-item>
          <text:p text:style-name="P55">403 - </text:p>
        </text:list-item>
        <text:list-item>
          <text:p text:style-name="P55">404 - </text:p>
        </text:list-item>
      </text:list>
      <text:list xml:id="list173621679042701" text:continue-list="list173621369651556" text:style-name="L4">
        <text:list-item>
          <text:p text:style-name="P43"><text:s/>5xx — <text:span text:style-name="T50">Server Error (Ошибка сервера) предназначен для указания ошибки со стороны сервера</text:span></text:p>
        </text:list-item>
      </text:list>
      <text:list xml:id="list3319640119" text:style-name="L8">
        <text:list-item>
          <text:p text:style-name="P51">500 - </text:p>
        </text:list-item>
        <text:list-item>
          <text:p text:style-name="P56">501 - </text:p>
        </text:list-item>
        <text:list-item>
          <text:p text:style-name="P56">502 - </text:p>
        </text:list-item>
        <text:list-item>
          <text:p text:style-name="P56">503 - </text:p>
        </text:list-item>
      </text:list>
      <text:list xml:id="list173621780704873" text:continue-list="list173621679042701" text:style-name="L4">
        <text:list-header>
          <text:p text:style-name="P44">Слой:</text:p>
        </text:list-header>
      </text:list>
      <text:list xml:id="list1270497154" text:style-name="L9">
        <text:list-item>
          <text:p text:style-name="P61">Контролер — отвечает за приходящие данные и ответ;</text:p>
        </text:list-item>
        <text:list-item>
          <text:p text:style-name="P62">Сервис — бизнес логика;</text:p>
        </text:list-item>
        <text:list-item>
          <text:p text:style-name="P62">Репозиторий — взаимодействует с БД;</text:p>
        </text:list-item>
      </text:list>
      <text:p text:style-name="P30"/>
      <text:list xml:id="list173622990653097" text:continue-numbering="true" text:style-name="L9">
        <text:list-header>
          <text:p text:style-name="P63"><text:span text:style-name="T10">Список всех кодов состояний - </text:span><text:a xlink:type="simple" xlink:href="https://ru.wikipedia.org/wiki/Список_кодов_состояния_HTTP" text:style-name="Internet_20_link" text:visited-style-name="Visited_20_Internet_20_Link"><text:span text:style-name="T10">https://ru.wikipedia.org/wiki/%D0%A1%D0%BF%D0%B8%D1%81%D0%BE%D0%BA_%D0%BA%D0%BE%D0%B4%D0%BE%D0%B2_%D1%81%D0%BE%D1%81%D1%82%D0%BE%D1%8F%D0%BD%D0%B8%D1%8F_HTTP</text:span></text:a></text:p>
        </text:list-header>
      </text:list>
      <text:p text:style-name="P68"/>
      <text:p text:style-name="P34"><text:span text:style-name="T5">3</text:span><text:span text:style-name="T6">) </text:span><text:span text:style-name="T2">Что такое HTTPS? В чем заключается основное отличие HTTP от HTTPS?</text:span></text:p>
      <text:p text:style-name="P69">Ответ:</text:p>
      <text:p text:style-name="P72">Протоколы HTTP — эти данные передаются в открытом виде, что делает их уязвимыми для перехвата.</text:p>
      <text:p text:style-name="P35"><text:span text:style-name="T11">Протокол HTTPS — эти данные шифруются перед отправкой, даже если перехватить данные, то будут только бессмысленные наборы символов. </text:span><text:span text:style-name="T12">Для работы HTTPS необходимо SSL\TLS сертификаты, который подтверждают подлинность сайта и обеспечивает зашифрованное соединение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4696726844144">
          <table:table-cell table:style-name="Таблица11.A1" office:value-type="string">
            <text:p text:style-name="P28"/>
          </table:table-cell>
          <table:table-cell table:style-name="Таблица11.B1" office:value-type="string">
            <text:p text:style-name="P28"><text:s/>HTTP</text:p>
          </table:table-cell>
          <table:table-cell table:style-name="Таблица11.C1" office:value-type="string">
            <text:p text:style-name="P28">HTTPS</text:p>
          </table:table-cell>
        </table:table-row>
        <table:table-row table:style-name="TableLine94696727094416">
          <table:table-cell table:style-name="Таблица11.A2" office:value-type="string">
            <text:p text:style-name="P28">Шифрование</text:p>
          </table:table-cell>
          <table:table-cell table:style-name="Таблица11.B2" office:value-type="string">
            <text:p text:style-name="P28">Не шифруется</text:p>
          </table:table-cell>
          <table:table-cell table:style-name="Таблица11.C2" office:value-type="string">
            <text:p text:style-name="P28">Шифруются</text:p>
          </table:table-cell>
        </table:table-row>
        <table:table-row table:style-name="TableLine94696727096352">
          <table:table-cell table:style-name="Таблица11.A3" office:value-type="string">
            <text:p text:style-name="P28">Безопасность</text:p>
          </table:table-cell>
          <table:table-cell table:style-name="Таблица11.B3" office:value-type="string">
            <text:p text:style-name="P28">Уязвим к перехватам</text:p>
          </table:table-cell>
          <table:table-cell table:style-name="Таблица11.C3" office:value-type="string">
            <text:p text:style-name="P28">Защищен</text:p>
          </table:table-cell>
        </table:table-row>
        <table:table-row table:style-name="TableLine94696727098592">
          <table:table-cell table:style-name="Таблица11.A4" office:value-type="string">
            <text:p text:style-name="P28">Производительность</text:p>
          </table:table-cell>
          <table:table-cell table:style-name="Таблица11.B4" office:value-type="string">
            <text:p text:style-name="P28">Быстрее</text:p>
          </table:table-cell>
          <table:table-cell table:style-name="Таблица11.C4" office:value-type="string">
            <text:p text:style-name="P28">Немного медленнее</text:p>
          </table:table-cell>
        </table:table-row>
      </table:table>
      <text:p text:style-name="P80"/>
      <text:p text:style-name="P80">Сертификаты SSL\TLS - </text:p>
      <text:p text:style-name="P71"/>
      <text:p text:style-name="P33"><text:span text:style-name="T7">4</text:span><text:span text:style-name="T8">) </text:span><text:span text:style-name="T2">Что такое WebSockets? Для чего они применяются? Можно ли использовать WebSockets с SSL / TLS? Как в C# можно создавать серверы с использованием WebSockets?</text:span></text:p>
      <text:p text:style-name="P70">Ответ:</text:p>
      <text:p text:style-name="P81"><text:span text:style-name="Strong_20_Emphasis"><text:span text:style-name="T9">WebSockets — это протокол двухсторонней связи поверх TCP, позволяющий устанавливать постоянное соединение между клиентом и сервером, в отличие от HTTP, где каждый запрос требует нового соединения, </text:span></text:span><text:span text:style-name="Strong_20_Emphasis"><text:span text:style-name="T13">WebSockets поддерживают полноценный дуплексный обмен данными в реальном времени.</text:span></text:span></text:p>
      <text:p text:style-name="P82"><text:span text:style-name="Strong_20_Emphasis"><text:span text:style-name="T15">Применяются там, где нужна мгновенная двухсторонняя передача данных между клиентом и сервером, например: мессенджеры, уведомления, </text:span></text:span></text:p>
      <text:p text:style-name="P83"><text:span text:style-name="Strong_20_Emphasis"><text:span text:style-name="T16">Да, можно использовать WS и WSS, где WS — не зашифрован, а WSS — зашифрован</text:span></text:span></text:p>
      <text:p text:style-name="P83"><text:soft-page-break/><text:span text:style-name="Strong_20_Emphasis"><text:span text:style-name="T16">В C# для работы с WebSockets можно использовать встроенное пространство имен System.Net.WebSockets или другие библиотеки, такие как: SignalR</text:span></text:span></text:p>
      <text:p text:style-name="P84"><text:span text:style-name="Strong_20_Emphasis"><text:span text:style-name="T17">Чтобы создать серверы с использованием WebSockets</text:span></text:span><text:span text:style-name="Strong_20_Emphasis"><text:span text:style-name="T18">:</text:span></text:span></text:p>
      <text:p text:style-name="P85"><text:span text:style-name="Strong_20_Emphasis"><text:span text:style-name="T18">1) Создаем проект и разрешаем WebSockets, через комманду app.UseWebSockets</text:span></text:span></text:p>
      <text:p text:style-name="P86"><text:span text:style-name="Strong_20_Emphasis"><text:span text:style-name="T19">2) Через библиотеку SignalR.</text:span></text:span></text:p>
      <text:p text:style-name="P86"><text:span text:style-name="Strong_20_Emphasis"><text:span text:style-name="T19"/></text:span></text:p>
      <text:p text:style-name="P64"><text:span text:style-name="Strong_20_Emphasis"><text:span text:style-name="T41">5) Что такое REST? Какие требования предъявляются к REST-архитектуре? Какие преимущества у REST-архитектуры? Напишите как бы в REST-архитектуре могли бы выглядеть основные CRUD-операции</text:span></text:span></text:p>
      <text:p text:style-name="P31"><text:span text:style-name="Strong_20_Emphasis"><text:span text:style-name="T13">Ответ:</text:span></text:span></text:p>
      <text:p text:style-name="P73"><text:span text:style-name="Strong_20_Emphasis"><text:span text:style-name="T19">REST — это архитектурный стиль для проектирования распределительных систем REST разделен на 6 основных принципов:</text:span></text:span></text:p>
      <text:list xml:id="list1613264183" text:style-name="L10">
        <text:list-item>
          <text:p text:style-name="P101"><text:span text:style-name="Strong_20_Emphasis"><text:span text:style-name="T20">Клиент-серверная модель — клиент и сервер разделены и функционируют независимо;</text:span></text:span></text:p>
        </text:list-item>
        <text:list-item>
          <text:p text:style-name="P102"><text:span text:style-name="Strong_20_Emphasis"><text:span text:style-name="T21">Отсутствие состояния(stateless) — означает, что сервер не запоминает предыдущие действия пользователя и каждый новый запрос должен быть единому образу со всей необходимой информацией;</text:span></text:span></text:p>
        </text:list-item>
        <text:list-item>
          <text:p text:style-name="P102"><text:span text:style-name="Strong_20_Emphasis"><text:span text:style-name="T21">Кэширование — означает, что у каждого ответа сервера должна быть пометка выполняется кэширование или нет, обычно используется там, где много однотипных запросов;</text:span></text:span></text:p>
        </text:list-item>
        <text:list-item>
          <text:p text:style-name="P102"><text:span text:style-name="Strong_20_Emphasis"><text:span text:style-name="T21">Единообразие интерфейс</text:span></text:span><text:span text:style-name="Strong_20_Emphasis"><text:span text:style-name="T22">а (uniform interface)</text:span></text:span><text:span text:style-name="Strong_20_Emphasis"><text:span text:style-name="T21"> — </text:span></text:span><text:span text:style-name="Strong_20_Emphasis"><text:span text:style-name="T22">означает, что интерфейсы должны быть унифицированными, чтобы клиент/сервер понимали в каком формате отправлять/возвращать запросы;</text:span></text:span></text:p>
        </text:list-item>
        <text:list-item>
          <text:p text:style-name="P103"><text:span text:style-name="Strong_20_Emphasis"><text:span text:style-name="T22">Многоуровневая система — означает, что между клиентом и сервером могут находиться дополнительные структуры, такие как промежуточный сервер. Концепция заключается в том, что никто из участников не знает всего пути, только соседей слева и справа.</text:span></text:span></text:p>
        </text:list-item>
        <text:list-item>
          <text:p text:style-name="P104"><text:span text:style-name="Strong_20_Emphasis"><text:span text:style-name="T23">Код по требованию — сервер может передавать исполняемый код клиенту</text:span></text:span></text:p>
        </text:list-item>
      </text:list>
      <text:p text:style-name="P105"><text:span text:style-name="Strong_20_Emphasis"><text:span text:style-name="T23"/></text:span></text:p>
      <text:p text:style-name="P105"><text:span text:style-name="Strong_20_Emphasis"><text:span text:style-name="T23"/></text:span></text:p>
      <text:p text:style-name="P74"><text:soft-page-break/><text:span text:style-name="Strong_20_Emphasis"><text:span text:style-name="T23">Плюсы REST-архитектуры:</text:span></text:span></text:p>
      <text:list xml:id="list135298423" text:style-name="L11">
        <text:list-item>
          <text:p text:style-name="P106"><text:span text:style-name="Strong_20_Emphasis"><text:span text:style-name="T24">Просто и понятность, испрользует стандартные HTTP-методы;</text:span></text:span></text:p>
        </text:list-item>
        <text:list-item>
          <text:p text:style-name="P108"><text:span text:style-name="Strong_20_Emphasis"><text:span text:style-name="T24">Масштабируемость </text:span></text:span></text:p>
        </text:list-item>
        <text:list-item>
          <text:p text:style-name="P108"><text:span text:style-name="Strong_20_Emphasis"><text:span text:style-name="T24">Независимость клиента-сервера</text:span></text:span></text:p>
        </text:list-item>
      </text:list>
      <text:p text:style-name="P79"><text:span text:style-name="Strong_20_Emphasis"><text:span text:style-name="T24">Основные <text:s/>CRUD операции:</text:span></text:span></text:p>
      <text:p text:style-name="P110"><text:span text:style-name="Strong_20_Emphasis"><text:span text:style-name="T24">- Create — Post;</text:span></text:span></text:p>
      <text:p text:style-name="P111"><text:span text:style-name="Strong_20_Emphasis"><text:span text:style-name="T24">- Read — Get;</text:span></text:span></text:p>
      <text:p text:style-name="P111"><text:span text:style-name="Strong_20_Emphasis"><text:span text:style-name="T24">- Update — Put/Patch;</text:span></text:span></text:p>
      <text:p text:style-name="P111"><text:span text:style-name="Strong_20_Emphasis"><text:span text:style-name="T24">- Delete — Delete;</text:span></text:span></text:p>
      <text:p text:style-name="P87"><text:span text:style-name="Strong_20_Emphasis"><text:span text:style-name="T23"/></text:span></text:p>
      <text:p text:style-name="P31"><text:span text:style-name="Strong_20_Emphasis"><text:span text:style-name="T41">6) Какие аналоги REST-архитектур существуют? Что такое SOAP? Что такое GraphQL? Что такое gRPC (RPC)? Что можно использовать в C# для того, чтобы работать с GraphQL? Что можно использовать для работы с gRPC?</text:span></text:span></text:p>
      <text:p text:style-name="P31"><text:span text:style-name="Strong_20_Emphasis"><text:span text:style-name="T13">Ответ:</text:span></text:span></text:p>
      <text:p text:style-name="P75"><text:span text:style-name="Strong_20_Emphasis"><text:span text:style-name="T25">Аналоги REST-архитектуры — </text:span></text:span><text:span text:style-name="Strong_20_Emphasis"><text:span text:style-name="T26">SOAP, GraphQL, gRPC (google RPC), WebSockets</text:span></text:span></text:p>
      <text:p text:style-name="P88"><text:span text:style-name="Strong_20_Emphasis"><text:span text:style-name="T26">SOAP (Simple Object Access Protocol)- </text:span></text:span><text:span text:style-name="Strong_20_Emphasis"><text:span text:style-name="T27">протокол обмена сообщениями, который в основном используется для обмена структурированными данными между приложениями.</text:span></text:span></text:p>
      <text:p text:style-name="P89"><text:span text:style-name="Strong_20_Emphasis"><text:span text:style-name="T27">GraphQL — </text:span></text:span><text:span text:style-name="Strong_20_Emphasis"><text:span text:style-name="T28">это язык запросов и среда выполнения для API. Он предоставляет более гибкий и эффективный способ взаимодействия клиента с сервером по сравнению с традиционным REST. </text:span></text:span><text:span text:style-name="Strong_20_Emphasis"><text:span text:style-name="T30">Инструменты для работы: Hot Chocolate, GraphQL</text:span></text:span></text:p>
      <text:p text:style-name="P90"><text:span text:style-name="Strong_20_Emphasis"><text:span text:style-name="T28">RPC (Remote Procedure Call) — это механизм позволяющий программе вызвать функции или методы на удаленном сервере так, как если бы они выполнялись локально</text:span></text:span></text:p>
      <text:p text:style-name="P89"><text:span text:style-name="Strong_20_Emphasis"><text:span text:style-name="T27">gRPC — </text:span></text:span><text:span text:style-name="Strong_20_Emphasis"><text:span text:style-name="T29">это современный фреймворк для удаленного вызова процедур (RPC) разработанный Google. </text:span></text:span><text:span text:style-name="Strong_20_Emphasis"><text:span text:style-name="T30">Инструменты для работы: Встроенная поддержка gRPC</text:span></text:span><text:span text:style-name="Strong_20_Emphasis"><text:span text:style-name="T31">, grpc.Core устаревший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13"/></text:span></text:p>
      <text:p text:style-name="Standard"><text:soft-page-break/><text:span text:style-name="Strong_20_Emphasis"><text:span text:style-name="T40">7) Написать все запросы в базу данных для серверного приложения TODO на SQL.</text:span></text:span></text:p>
      <text:p text:style-name="P31"><text:span text:style-name="Strong_20_Emphasis"><text:span text:style-name="T13">Ответ:</text:span></text:span></text:p>
      <text:p text:style-name="P76"><text:span text:style-name="Strong_20_Emphasis"><text:span text:style-name="T32"/></text:span></text:p>
      <text:p text:style-name="P66"><text:span text:style-name="Strong_20_Emphasis"><text:span text:style-name="T32"/></text:span></text:p>
      <text:p text:style-name="P31"><text:span text:style-name="Strong_20_Emphasis"><text:span text:style-name="T41">8) Как сгенерировать новый WEB-проект (серверное приложение) в .NET? Как запустить серверное приложение?</text:span></text:span></text:p>
      <text:p text:style-name="P31"><text:span text:style-name="Strong_20_Emphasis"><text:span text:style-name="T13">Ответ:</text:span></text:span></text:p>
      <text:p text:style-name="P76"><text:span text:style-name="Strong_20_Emphasis"><text:span text:style-name="T32">Чтобы создать новый WEB-проект </text:span></text:span><text:span text:style-name="Strong_20_Emphasis"><text:span text:style-name="T33">в</text:span></text:span><text:span text:style-name="Strong_20_Emphasis"><text:span text:style-name="T32"> консоли — dotnet new webapi -n название_проекта</text:span></text:span></text:p>
      <text:p text:style-name="P91"><text:span text:style-name="Strong_20_Emphasis"><text:span text:style-name="T33">Чтобы запустить проект мы должны находиться в каталоге проекта и написать команду dotnet run или dotnet watch run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41">9) Dipendency Injection: Какие способы внедрения существуют? В чем плюсы и минусы каждого способа?</text:span></text:span></text:p>
      <text:p text:style-name="P31"><text:span text:style-name="Strong_20_Emphasis"><text:span text:style-name="T13">Ответ:</text:span></text:span></text:p>
      <text:p text:style-name="P77"><text:span text:style-name="Strong_20_Emphasis"><text:span text:style-name="T33">DI — это механизм при котором зависимости передаются в класс извне. Существуют 3 основных способа внедрения</text:span></text:span></text:p>
      <text:list xml:id="list896627916" text:style-name="L13">
        <text:list-item>
          <text:p text:style-name="P107"><text:span text:style-name="Strong_20_Emphasis"><text:span text:style-name="T33">Constructor Injection — </text:span></text:span><text:span text:style-name="Strong_20_Emphasis"><text:span text:style-name="T34">внедрение через конструктор</text:span></text:span></text:p>
        </text:list-item>
      </text:list>
      <text:p text:style-name="P52"><text:span text:style-name="Strong_20_Emphasis"><text:span text:style-name="T34">Плюсы:</text:span></text:span></text:p>
      <text:list xml:id="list2674915698" text:style-name="L19">
        <text:list-item>
          <text:p text:style-name="P113"><text:span text:style-name="Strong_20_Emphasis"><text:span text:style-name="T35">Явные зависимости;</text:span></text:span></text:p>
        </text:list-item>
        <text:list-item>
          <text:p text:style-name="P118"><text:span text:style-name="Strong_20_Emphasis"><text:span text:style-name="T35">Неизменяемость;</text:span></text:span></text:p>
        </text:list-item>
        <text:list-item>
          <text:p text:style-name="P118"><text:span text:style-name="Strong_20_Emphasis"><text:span text:style-name="T35">Простата тестировани.</text:span></text:span></text:p>
        </text:list-item>
      </text:list>
      <text:p text:style-name="P57"><text:span text:style-name="Strong_20_Emphasis"><text:span text:style-name="T34">Минусы:</text:span></text:span></text:p>
      <text:list xml:id="list753012048" text:style-name="L15">
        <text:list-item>
          <text:p text:style-name="P115">Большое кол-во параметров, что явно нарушает принцип;</text:p>
        </text:list-item>
        <text:list-item>
          <text:p text:style-name="P122">Циклические зависимости.</text:p>
        </text:list-item>
      </text:list>
      <text:p text:style-name="P67"><text:span text:style-name="Strong_20_Emphasis"><text:span text:style-name="T34"/></text:span></text:p>
      <text:p text:style-name="P67"><text:span text:style-name="Strong_20_Emphasis"><text:span text:style-name="T34"/></text:span></text:p>
      <text:list xml:id="list173621697756519" text:continue-list="list896627916" text:style-name="L13">
        <text:list-item>
          <text:p text:style-name="P109"><text:soft-page-break/><text:span text:style-name="Strong_20_Emphasis"><text:span text:style-name="T33">Property Injection</text:span></text:span></text:p>
        </text:list-item>
      </text:list>
      <text:p text:style-name="P59"><text:span text:style-name="Strong_20_Emphasis"><text:span text:style-name="T34">Плюсы:</text:span></text:span></text:p>
      <text:list xml:id="list1490159205" text:style-name="L14">
        <text:list-item>
          <text:p text:style-name="P112"><text:span text:style-name="Strong_20_Emphasis"><text:span text:style-name="T36">Гибкость, можно изменить зависимость после создания объекта;</text:span></text:span></text:p>
        </text:list-item>
        <text:list-item>
          <text:p text:style-name="P119"><text:span text:style-name="Strong_20_Emphasis"><text:span text:style-name="T36">Опциональные зависимости.</text:span></text:span></text:p>
        </text:list-item>
      </text:list>
      <text:p text:style-name="P58"><text:span text:style-name="Strong_20_Emphasis"><text:span text:style-name="T34">Минусы:</text:span></text:span></text:p>
      <text:list xml:id="list3542856772" text:style-name="L16">
        <text:list-item>
          <text:p text:style-name="P116"><text:span text:style-name="Strong_20_Emphasis"><text:span text:style-name="T36">Нарушение инкапсуляции;</text:span></text:span></text:p>
        </text:list-item>
        <text:list-item>
          <text:p text:style-name="P116"><text:span text:style-name="Strong_20_Emphasis"><text:span text:style-name="T36">Неявные зависимости, то есть может работать с null, что может вызвать NullReferenceException.</text:span></text:span></text:p>
        </text:list-item>
      </text:list>
      <text:p text:style-name="P120"><text:span text:style-name="Strong_20_Emphasis"><text:span text:style-name="T36"/></text:span></text:p>
      <text:list xml:id="list173621435622998" text:continue-list="list173621697756519" text:style-name="L13">
        <text:list-item>
          <text:p text:style-name="P109"><text:span text:style-name="Strong_20_Emphasis"><text:span text:style-name="T33">Method Injector</text:span></text:span></text:p>
        </text:list-item>
      </text:list>
      <text:p text:style-name="P59"><text:span text:style-name="Strong_20_Emphasis"><text:span text:style-name="T34">Плюсы:</text:span></text:span></text:p>
      <text:list xml:id="list3458105479" text:style-name="L18">
        <text:list-item>
          <text:p text:style-name="P114"><text:span text:style-name="Strong_20_Emphasis"><text:span text:style-name="T36">Гибкость, можно передавать разные реализации в разных вызовах;</text:span></text:span></text:p>
        </text:list-item>
        <text:list-item>
          <text:p text:style-name="P121"><text:span text:style-name="Strong_20_Emphasis"><text:span text:style-name="T36">Подходит для временных зависимостей, если сервис нужен только один раз.</text:span></text:span></text:p>
        </text:list-item>
      </text:list>
      <text:p text:style-name="P58"><text:span text:style-name="Strong_20_Emphasis"><text:span text:style-name="T34">Минусы:</text:span></text:span></text:p>
      <text:list xml:id="list627378053" text:style-name="L17">
        <text:list-item>
          <text:p text:style-name="P117"><text:span text:style-name="Strong_20_Emphasis"><text:span text:style-name="T36">Неудобство, если зависимость используется в нескольких методах, приходиться ее передавать каждый раз.</text:span></text:span></text:p>
        </text:list-item>
      </text:list>
      <text:p text:style-name="P31"><text:span text:style-name="Strong_20_Emphasis"><text:span text:style-name="T13"/></text:span></text:p>
      <text:p text:style-name="P31"><text:span text:style-name="Strong_20_Emphasis"><text:span text:style-name="T41">10) Реализация IOC-контейнеров: Как создать контейнер? Как указать время службы контейнера?</text:span></text:span></text:p>
      <text:p text:style-name="P31"><text:span text:style-name="Strong_20_Emphasis"><text:span text:style-name="T13">Ответ:</text:span></text:span></text:p>
      <text:p text:style-name="P95"><text:span text:style-name="Strong_20_Emphasis"><text:span text:style-name="T37">IOC-контейнер — это инструмент для управления зависимостями в приложение. Он автоматически создает и внедряет зависимости за место того, чтобы делать это вручную.</text:span></text:span></text:p>
      <text:p text:style-name="P92"><text:span text:style-name="Strong_20_Emphasis"><text:span text:style-name="T37">Время жизни служб:</text:span></text:span></text:p>
      <text:list xml:id="list1223409520" text:style-name="L20">
        <text:list-item>
          <text:p text:style-name="P123"><text:span text:style-name="Strong_20_Emphasis"><text:span text:style-name="T37">Singleton — один экземпляр на весь контейнер;</text:span></text:span></text:p>
        </text:list-item>
        <text:list-item>
          <text:p text:style-name="P124"><text:span text:style-name="Strong_20_Emphasis"><text:span text:style-name="T37">Transient — новый экземпляр при каждом запросе;</text:span></text:span></text:p>
        </text:list-item>
        <text:list-item>
          <text:p text:style-name="P124"><text:span text:style-name="Strong_20_Emphasis"><text:span text:style-name="T37">Scoped — один экземпляр в пределах одного Scoped(HTTP-запроса)</text:span></text:span></text:p>
        </text:list-item>
      </text:list>
      <text:p text:style-name="P96"><text:span text:style-name="Strong_20_Emphasis"><text:span text:style-name="T13"/></text:span></text:p>
      <text:p text:style-name="P31"><text:soft-page-break/><text:span text:style-name="Strong_20_Emphasis"><text:span text:style-name="T41">11) Что такое переменные окружения (Environment Variables)? Как их использовать в проекте на ASP.NET? Какие библиотеки можно использовать для работы с переменными окружения? Что такое .env-файл? Стоит ли использовать .env-файл либо же использовать другие решения?</text:span></text:span></text:p>
      <text:p text:style-name="P31"><text:span text:style-name="Strong_20_Emphasis"><text:span text:style-name="T13">Ответ:</text:span></text:span></text:p>
      <text:p text:style-name="P78"><text:span text:style-name="Strong_20_Emphasis"><text:span text:style-name="T38">Переменные окружения (Environment Variables) — это динамические значения, которые влияют на поведение программ и процессов в ОС или внутри приложения. Они используются для хранения конфигурационных файлов, таких как: строки подключения к БД, ключи и т. п.</text:span></text:span></text:p>
      <text:p text:style-name="P93"><text:span text:style-name="Strong_20_Emphasis"><text:span text:style-name="T38">Чтобы использовать переменные окружения используют встроенный механизм .NET IConfiguration</text:span></text:span></text:p>
      <text:p text:style-name="P93"><text:span text:style-name="Strong_20_Emphasis"><text:span text:style-name="T38">.env файл — текстовый файл, хранящий переменные окружения в формате, «key=value»</text:span></text:span></text:p>
      <text:p text:style-name="P94"><text:span text:style-name="Strong_20_Emphasis"><text:span text:style-name="T39">Библиотеки для работа: DotNetEnv, встроенный Microsoft.Extensions.Configuration</text:span></text:span></text:p>
      <text:p text:style-name="P94"><text:span text:style-name="Strong_20_Emphasis"><text:span text:style-name="T39"/></text:span></text:p>
      <text:p text:style-name="P94"><text:span text:style-name="Strong_20_Emphasis"><text:span text:style-name="T39">??????????????????????????????????????????????????????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41">12) Как подключать обработчики запросов? Как подключить все обработчики сразу?</text:span></text:span></text:p>
      <text:p text:style-name="P31"><text:span text:style-name="Strong_20_Emphasis"><text:span text:style-name="T13">Ответ:</text:span></text:span></text:p>
      <text:p text:style-name="P97"><text:span text:style-name="Strong_20_Emphasis"><text:span text:style-name="T13">???????????????????????????????????????????????????????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41">13) Как указать методы запросов для обработчиков запросов?</text:span></text:span></text:p>
      <text:p text:style-name="P31"><text:span text:style-name="Strong_20_Emphasis"><text:span text:style-name="T13">Ответ: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41">14) Что такое HttpContext? Как его получить? Что в нем находится?</text:span></text:span></text:p>
      <text:p text:style-name="P31"><text:span text:style-name="Strong_20_Emphasis"><text:span text:style-name="T13">Ответ: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41">15) Как обработать тело запроса?</text:span></text:span></text:p>
      <text:p text:style-name="P98"><text:span text:style-name="Strong_20_Emphasis"><text:span text:style-name="T41">Как получить Params из пути запроса (например /api/users/5)? </text:span></text:span></text:p>
      <text:p text:style-name="P36"><text:span text:style-name="Strong_20_Emphasis"><text:span text:style-name="T41">Как получить значения Query Params ( например /api/users?page=10&amp;limit=20)?</text:span></text:span></text:p>
      <text:p text:style-name="P31"><text:soft-page-break/><text:span text:style-name="Strong_20_Emphasis"><text:span text:style-name="T13">Ответ:</text:span></text:span></text:p>
      <text:p text:style-name="P31"><text:span text:style-name="Strong_20_Emphasis"><text:span text:style-name="T13"/></text:span></text:p>
      <text:p text:style-name="P32"><text:span text:style-name="Strong_20_Emphasis"><text:span text:style-name="T42">16) Как можно отправить ответ от сервера? Как передавать данные в ответе?</text:span></text:span></text:p>
      <text:p text:style-name="P32"><text:span text:style-name="Strong_20_Emphasis"><text:span text:style-name="T14">Ответ: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42">17) Что такое Entity Framework Core?</text:span></text:span></text:p>
      <text:p text:style-name="P32"><text:span text:style-name="Strong_20_Emphasis"><text:span text:style-name="T14">Ответ: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/></text:span></text:p>
      <text:p text:style-name="P32"><text:span text:style-name="Strong_20_Emphasis"><text:span text:style-name="T42">18) Как создать подключение к базе данных с использованием .NET, ASP.NET и EF Core?</text:span></text:span></text:p>
      <text:p text:style-name="P32"><text:span text:style-name="Strong_20_Emphasis"><text:span text:style-name="T14">Ответ: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14">19) Что такое DTO? Для чего используют DTO? Как можно привести данные к виду DTO?</text:span></text:span></text:p>
      <text:p text:style-name="P32"><text:span text:style-name="Strong_20_Emphasis"><text:span text:style-name="T14">Ответ:</text:span></text:span></text:p>
      <text:p text:style-name="P32"><text:span text:style-name="Strong_20_Emphasis"><text:span text:style-name="T14"/></text:span></text:p>
      <text:p text:style-name="P32"><text:span text:style-name="Strong_20_Emphasis"><text:span text:style-name="T42">20) Работа с JSON: сериализация и десериализация данных.</text:span></text:span></text:p>
      <text:p text:style-name="P99"><text:span text:style-name="Strong_20_Emphasis"><text:span text:style-name="T42">Как создать из объекта JSON строку? </text:span></text:span></text:p>
      <text:p text:style-name="P100"><text:span text:style-name="Strong_20_Emphasis"><text:span text:style-name="T42">Как создать из строки объект заданного типа? Использование стандартных средств .NET. Использование Newtonsoft.Json.</text:span></text:span></text:p>
      <text:p text:style-name="P32"><text:span text:style-name="Strong_20_Emphasis"><text:span text:style-name="T14">Ответ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9:08:03.452231992</meta:creation-date>
    <meta:generator>LibreOffice/6.4.7.2$Linux_X86_64 LibreOffice_project/40$Build-2</meta:generator>
    <dc:date>2025-07-09T17:36:21.238761343</dc:date>
    <meta:editing-duration>PT23H14M43S</meta:editing-duration>
    <meta:editing-cycles>5</meta:editing-cycles>
    <meta:document-statistic meta:table-count="11" meta:image-count="0" meta:object-count="0" meta:page-count="11" meta:paragraph-count="193" meta:word-count="1505" meta:character-count="11063" meta:non-whitespace-character-count="9723"/>
  </office:meta>
</office:document-meta>
</file>